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4067in" svg:height="6.7551in" svg:x="2.7098in" svg:y="0.3661in">
            <draw:object draw:notify-on-update-of-ranges="Sheet1.A1:Sheet1.A100 Sheet1.B1:Sheet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float" office:value="0.247" calcext:value-type="float">
            <text:p>0.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7:45:12.275681749</meta:creation-date>
    <dc:date>2024-11-11T17:49:37.527174934</dc:date>
    <meta:editing-duration>PT4M26S</meta:editing-duration>
    <meta:editing-cycles>1</meta:editing-cycles>
    <meta:document-statistic meta:table-count="1" meta:cell-count="200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434cm" svg:height="17.159cm" xlink:href=".." xlink:type="simple" chart:class="chart:scatter" chart:style-name="ch1">
        <chart:legend chart:legend-position="end" svg:x="23.582cm" svg:y="8.28cm" style:legend-expansion="high" chart:style-name="ch2"/>
        <chart:plot-area chart:style-name="ch3" table:cell-range-address="Sheet1.A1:Sheet1.B100" svg:x="1.169cm" svg:y="0.525cm" svg:width="22.522cm" svg:height="16.47cm">
          <chart:coordinate-region svg:x="1.896cm" svg:y="0.725cm" svg:width="21.515cm" svg:height="15.6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0</svg:desc>
                </draw:g>
              </table:table-cell>
              <table:table-cell office:value-type="float" office:value="0.782">
                <text:p>0.782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47">
                <text:p>0.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